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dPropertiesTestPropertySourceTests.propertyNameOrderingIsPreserved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dPropertiesTestPropertySourceTests.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linedPropertiesTestPropertySourceTests.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